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todos_dad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heuristica</text:p>
          </table:table-cell>
          <table:table-cell office:value-type="string" calcext:value-type="string">
            <text:p>backtracking</text:p>
          </table:table-cell>
          <table:table-cell table:style-name="ce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_tempo</text:p>
          </table:table-cell>
          <table:table-cell office:value-type="float" office:value="0.004" calcext:value-type="float">
            <text:p>0,004</text:p>
          </table:table-cell>
          <table:table-cell office:value-type="float" office:value="940.776" calcext:value-type="float">
            <text:p>940,776</text:p>
          </table:table-cell>
          <table:table-cell table:formula="of:=[.C2]/[.B2]*100" office:value-type="float" office:value="23519400" calcext:value-type="float">
            <text:p>23519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_tempo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561206" calcext:value-type="float">
            <text:p>0,561206</text:p>
          </table:table-cell>
          <table:table-cell table:formula="of:=[.C3]/[.B3]*100" office:value-type="float" office:value="63341.5349887133" calcext:value-type="float">
            <text:p>63341,534988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_total</text:p>
          </table:table-cell>
          <table:table-cell office:value-type="float" office:value="43.532" calcext:value-type="float">
            <text:p>43,532</text:p>
          </table:table-cell>
          <table:table-cell office:value-type="float" office:value="27583.828" calcext:value-type="float">
            <text:p>27583,828</text:p>
          </table:table-cell>
          <table:table-cell table:formula="of:=[.C4]/[.B4]*100" office:value-type="float" office:value="63364.4858954333" calcext:value-type="float">
            <text:p>63364,48589543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ior_c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([.B6]/9)-1)*100" office:value-type="float" office:value="66.6666666666667" calcext:value-type="float">
            <text:p>66,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_qnt_passou</text:p>
          </table:table-cell>
          <table:table-cell office:value-type="float" office:value="5.915994" calcext:value-type="float">
            <text:p>5,915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_maior_cor</text:p>
          </table:table-cell>
          <table:table-cell office:value-type="float" office:value="11.766109" calcext:value-type="float">
            <text:p>11,766109</text:p>
          </table:table-cell>
          <table:table-cell/>
          <table:table-cell table:formula="of:=(([.B8]/9)-1)*100" office:value-type="float" office:value="30.7345444444445" calcext:value-type="float">
            <text:p>30,73454444444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tribuicao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valor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245" calcext:value-type="float">
            <text:p>17245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4676" calcext:value-type="float">
            <text:p>24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7:52:30.457056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8:38:01.231478086</dc:date>
    <meta:editing-duration>PT17M30S</meta:editing-duration>
    <meta:editing-cycles>3</meta:editing-cycles>
    <meta:generator>LibreOffice/5.2.2.2$Linux_X86_64 LibreOffice_project/20m0$Build-2</meta:generator>
    <meta:document-statistic meta:table-count="1" meta:cell-count="42" meta:object-count="0"/>
  </office:meta>
</office:document-meta>
</file>